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paragraph-properties fo:break-before="page"/>
    </style:style>
    <style:style style:name="P4" style:parent-style-name="Heading1" style:family="paragraph">
      <style:paragraph-properties fo:break-before="page"/>
    </style:style>
    <style:style style:name="P5" style:parent-style-name="Textbody" style:family="paragraph">
      <style:text-properties fo:color="#FF0000"/>
    </style:style>
    <style:style style:name="P6" style:parent-style-name="Heading1" style:family="paragraph">
      <style:paragraph-properties fo:break-before="page"/>
    </style:style>
    <style:style style:name="P7" style:parent-style-name="Textbody" style:family="paragraph">
      <style:text-properties fo:color="#FF0000"/>
    </style:style>
    <style:style style:name="P8" style:parent-style-name="ContentsHeading" style:family="paragraph">
      <style:paragraph-properties fo:break-before="page">
        <style:tab-stops>
          <style:tab-stop style:type="right" style:leader-style="dotted" style:leader-text="." style:position="6.5319in"/>
        </style:tab-stops>
      </style:paragraph-properties>
    </style:style>
    <style:style style:name="P9" style:parent-style-name="Textbody" style:family="paragraph">
      <style:text-properties fo:color="#FF0000"/>
    </style:style>
    <style:style style:name="P10" style:parent-style-name="Heading1" style:family="paragraph">
      <style:paragraph-properties fo:break-before="page"/>
      <style:text-properties style:font-name="Arial" style:font-name-complex="Arial"/>
    </style:style>
    <style:style style:name="P11" style:parent-style-name="Heading2" style:family="paragraph">
      <style:text-properties style:font-name="Arial" style:font-name-complex="Arial"/>
    </style:style>
    <style:style style:name="P12" style:parent-style-name="Footnote" style:family="paragraph">
      <style:paragraph-properties fo:text-align="justify"/>
    </style:style>
    <style:style style:name="P13" style:parent-style-name="Footnote" style:family="paragraph">
      <style:paragraph-properties fo:text-align="justify"/>
    </style:style>
    <style:style style:name="P14" style:parent-style-name="Footnote" style:family="paragraph">
      <style:paragraph-properties fo:text-align="justify"/>
    </style:style>
    <style:style style:name="P15" style:parent-style-name="Heading2" style:family="paragraph">
      <style:text-properties style:font-name="Arial" style:font-name-complex="Arial"/>
    </style:style>
    <style:style style:name="P16" style:parent-style-name="Heading3" style:family="paragraph">
      <style:text-properties style:font-name="Arial" style:font-name-complex="Arial"/>
    </style:style>
    <style:style style:name="P17" style:parent-style-name="Footnote" style:family="paragraph">
      <style:paragraph-properties fo:text-align="justify"/>
    </style:style>
    <style:style style:name="P18" style:parent-style-name="Heading3" style:family="paragraph">
      <style:text-properties style:font-name="Arial" style:font-name-complex="Arial"/>
    </style:style>
    <style:style style:name="P19" style:parent-style-name="Footnote" style:family="paragraph">
      <style:paragraph-properties fo:text-align="justify"/>
    </style:style>
    <style:style style:name="P20" style:parent-style-name="Textbody" style:family="paragraph">
      <style:text-properties style:font-name="Arial" style:font-name-complex="Arial" fo:font-weight="bold" style:font-weight-asian="bold" fo:font-size="14pt" style:font-size-asian="14pt" style:font-size-complex="14pt"/>
    </style:style>
    <style:style style:name="P21"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22" style:parent-style-name="Notedebasdepage" style:family="paragraph">
      <style:paragraph-properties fo:text-align="justify"/>
    </style:style>
    <style:style style:name="P23"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T24" style:parent-style-name="Policepardéfaut" style:family="text">
      <style:text-properties style:font-name="Arial" style:font-name-complex="Arial" fo:font-weight="bold" style:font-weight-asian="bold" fo:font-style="italic" style:font-style-asian="italic" fo:font-size="14pt" style:font-size-asian="14pt" style:font-size-complex="14pt"/>
    </style:style>
  </office:automatic-styles>
  <office:body>
    <office:text text:use-soft-page-breaks="true">
      <text:p text:style-name="P1">Université paris 8</text:p>
      <text:p text:style-name="Standard">IUT MONTREUIL</text:p>
      <text:p text:style-name="Standard">Projet Bomberdose</text:p>
      <text:p text:style-name="Standard">Réalisé par Quentin Leuly (GI), Francisco Micaelli (IN), Olivier Solliec (IN)</text:p>
      <text:p text:style-name="Standard">Tuteur : Dario Vieira</text:p>
      <text:p text:style-name="Standard">Le XX avril 2010</text:p>
      <text:p text:style-name="Standard"/>
      <text:p text:style-name="P2">à mettre en page, j'ai la flemme</text:p>
      <text:p text:style-name="P3"/>
      <text:soft-page-break/>
      <text:p text:style-name="P4">Résumé du rapport</text:p>
      <text:p text:style-name="P5">(on fera a la fin)</text:p>
      <text:p text:style-name="Textbody"/>
      <text:soft-page-break/>
      <text:p text:style-name="P6">Summary</text:p>
      <text:p text:style-name="P7">pareil</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Sommaire</text:p>
          <text:p text:style-name="Contents1">Résumé du rapport<text:tab/>3</text:p>
          <text:p text:style-name="Contents1">Summary<text:s/><text:tab/>4</text:p>
          <text:p text:style-name="Contents1">Introduction<text:tab/>6</text:p>
          <text:p text:style-name="Contents2">Justification du projet<text:tab/>6</text:p>
          <text:p text:style-name="Contents2">Analyse de l'existant<text:tab/>6</text:p>
          <text:p text:style-name="Contents3">Jeu original<text:tab/>6</text:p>
          <text:p text:style-name="Contents3">Projets concurrents/voisins<text:tab/>7</text:p>
        </text:index-body>
      </text:table-of-content>
      <text:p text:style-name="Contents3"/>
      <text:p text:style-name="P9">(Ne rien<text:s/>modifier, c automatique avec les styles)</text:p>
      <text:p text:style-name="Textbody"/>
      <text:soft-page-break/>
      <text:p text:style-name="P10">Introduction</text:p>
      <text:p text:style-name="P11">Justification du projet</text:p>
      <text:p text:style-name="Textbody">Nous allons aborder plusieurs objectifs qui représentent les idées de base du projet Bomberdose. Tout d'abord, le fait qu'il s'agisse d'un jeu nous a semblé une bonne idée d'un<text:s/>point de vue pédagogique, en effet pour des étudiants il est toujours plus intéressant de concevoir et réaliser un jeu qu'un logiciel de traitement 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text:s/>c++. Etant donné que la formation à l'IUT en programmation est presque uniquement centrée sur le langage Java, il nous a paru utile, a la fois pour notre culture d'informaticiens et pour faire preuve d'initiative, de programmer Bomberdose dans un langage<text:s/>qui est très populaire dans le monde de l'informatique. En effet, il existe de nombreux projets open-source réalisés en c++<text:span text:style-name="Appelnotedebasdep."><text:note text:note-class="footnote" text:id="_ftn0"><text:note-citation>1</text:note-citation><text:note-body><text:p text:style-name="P12">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 versions (nous avons personnellement choisi SVN, appelé encore subversion, et notre code est disponible sur<text:s/>googlecode<text:span text:style-name="Appelnotedebasdep."><text:note text:note-class="footnote" text:id="_ftn1"><text:note-citation>2</text:note-citation><text:note-body><text:p text:style-name="P13">http://code.google.com/p/bomberdose/</text:p></text:note-body></text:note></text:span><text:s/>en licence new BSD<text:span text:style-name="Appelnotedebasdep."><text:note text:note-class="footnote" text:id="_ftn2"><text:note-citation>3</text:note-citation><text:note-body><text:p text:style-name="P14">Annexe 1 – Licence new BSD</text:p></text:note-body></text:note></text:span>), qui sont indispensables au bon déroulement d'un projet open-source.</text:p>
      <text:p text:style-name="P15">Analyse de l'existant</text:p>
      <text:p text:style-name="P16">Jeu original</text:p>
      <text:p text:style-name="Textbody">Est ce qu'on décrit le fonctionnement du jeu ici, ou<text:s/>on le foutra ds le manuel utilisateur</text:p>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17">http://en.wikipedia.org/wiki/Bomberman</text:p></text:note-body></text:note></text:span><text:s/>dans le monde entier. Etant l'un des pionniers des jeux multijoueurs, il s'est rapidement établi comme référence dans le monde du jeu vidéo, notamment sur console nes.</text:p>
      <text:soft-page-break/>
      <text:p text:style-name="P18">Projets concurrents/voisins</text:p>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4"><text:note-citation>5</text:note-citation><text:note-body><text:p text:style-name="P19">Bibliothèque pour le Java permettant l'implémentation de systèmes multi-agents, mettant à disposition de<text:s/>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l ce projet ne correspond pas tout à fait à nos objectifs (langage différent, utilisation sockets).</text:p>
      <text:p text:style-name="Textbody">De plus, dans la liste des projets de cette année proposés par les professeurs, le jeu du labyrinthe en réseau est similaire aux spécifications techniques de notre projet :<text:s/>jeu en réseau en temps réel (jusqu'à 4 joueurs maximum), ramassage d'objets, contrainte de temps...</text:p>
      <text:p text:style-name="Textbody"/>
      <text:p text:style-name="P20">Développement</text:p>
      <text:p text:style-name="P21">La démarche</text:p>
      <text:p text:style-name="Textbody">Le développement du Bomberdose a été divisé en trois grandes parties. Le premier est le réseau, c’est-à-dire la communication entre plusieurs machines via des échanges de<text:s/>socket<text:span text:style-name="Appelnotedebasdep."><text:note text:note-class="footnote" text:id="_ftn5"><text:note-citation>6</text:note-citation><text:note-body><text:p text:style-name="P22"><text:s/>Modèle permettant la communication entre processus, aussi bien sur la même machine, qu’à travers une connexion réseau.</text:p></text:note-body></text:note></text:span>.<text:s/>Il y a ensuite le moteur de jeu, qui définit les règles du programme, ainsi que ses limites. Enfin, nous avons la partie vue et contrôleur que nous avons rassemblé pour des raisons de simplicité. La vue est la présentation du programme via l’interface utilisateur, et le contrôleur est<text:s/>ce qui permet à l’utilisateur d’influencer le programme, ici par exemple, le contrôleur permettra de bouger le bomberman, ainsi que poser des bombes. Ces trois grandes parties seront étudiées de manière plus approfondie.</text:p>
      <text:p text:style-name="Textbody"/>
      <text:p text:style-name="P23">La répartition des tâches</text:p>
      <text:p text:style-name="Textbody">Nous avons donc décidé d’une répartition des tâches selon plusieurs critères. La première était le temps disponible à consacrer au projet. En effet, les étudiants en option Génie Informatique avaient plusieurs projets<text:s/>en cours,<text:s/>et n’avaient donc pas autant de temps que les étudiants en option Imagerie Numérique à consacrer au projet. Le deuxième critère était<text:s/>l’intéressement de l’étudiant aux différentes parties disponibles.<text:s/>Enfin, nous avons distribué les tâches selon leur<text:s/><text:soft-page-break/>« début au plus tard<text:span text:style-name="Appelnotedebasdep."><text:note text:note-class="footnote" text:id="_ftn6"><text:note-citation>7</text:note-citation><text:note-body><text:p text:style-name="Notedebasdepage"><text:s/>Terme de management signifiant la date du commencement limite pour ne pas que le projet soit retardé.</text:p></text:note-body></text:note></text:span>». Le contrôleur et la vue peuvent être faits à la fin, nous les avons donc confiés à Quentin. Au contraire, le moteur du jeu et le réseau<text:s/>doivent être codés rapidement pour effectuer les tests et débugger si nécessaire. Nous avons donc donné à faire le réseau à Olivier, car il voulait faire cette partie, et nous avons donné à faire le moteur du jeu à Francisco, qui pensait pouvoir le faire correctement.</text:p>
      <text:p text:style-name="Textbody"/>
      <text:p text:style-name="Textbody"><text:span text:style-name="T24">Le cahier des charg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fin" style:display-name="Note de fin" style:family="paragraph" style:parent-style-name="Normal">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3-31T00:08:00Z</dc:date>
    <meta:template xlink:href="Normal.dotm" xlink:type="simple"/>
    <meta:editing-cycles>59</meta:editing-cycles>
    <meta:editing-duration>PT14940S</meta:editing-duration>
    <meta:document-statistic meta:page-count="8" meta:paragraph-count="9" meta:word-count="751" meta:character-count="4878" meta:row-count="34" meta:non-whitespace-character-count="4136"/>
  </office:meta>
</office:document-meta>
</file>